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Inner Loop</text:p>
          </table:table-cell>
          <table:table-cell table:formula="of:=5*256" office:value-type="float" office:value="1280" calcext:value-type="float">
            <text:p>12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Outer Loop</text:p>
          </table:table-cell>
          <table:table-cell table:formula="of:=[.B2]*256" office:value-type="float" office:value="327680" calcext:value-type="float">
            <text:p>3276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otal Cycles</text:p>
          </table:table-cell>
          <table:table-cell table:formula="of:=[.B3]*[.B4]" office:value-type="float" office:value="32768000" calcext:value-type="float">
            <text:p>3276800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.B7]*60+[.C7]" office:value-type="float" office:value="583" calcext:value-type="float">
            <text:p>5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Iteration</text:p>
          </table:table-cell>
          <table:table-cell table:formula="of:=[.B8]/[.B9]" office:value-type="float" office:value="9.71666666666667" calcext:value-type="float">
            <text:p>9.71666666666667</text:p>
          </table:table-cell>
          <table:table-cell/>
        </table:table-row>
        <table:table-row table:style-name="ro1">
          <table:table-cell office:value-type="string" calcext:value-type="string">
            <text:p>Cycles/Sec</text:p>
          </table:table-cell>
          <table:table-cell table:style-name="ce2" table:formula="of:=[.B5]/[.B11]" office:value-type="float" office:value="3372349.91423671" calcext:value-type="float">
            <text:p>337235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Clock Speed</text:p>
          </table:table-cell>
          <table:table-cell table:style-name="ce3" table:formula="of:=[.B12]/1000000" office:value-type="float" office:value="3.37234991423671" calcext:value-type="float">
            <text:p>3.37</text:p>
          </table:table-cell>
          <table:table-cell office:value-type="string" calcext:value-type="string">
            <text:p>M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11:06:49.8450743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39:13.064486103</meta:creation-date>
    <dc:date>2023-12-08T12:15:56.204958651</dc:date>
    <meta:editing-duration>PT1H40M59S</meta:editing-duration>
    <meta:editing-cycles>10</meta:editing-cycles>
    <meta:generator>LibreOffice/7.6.4.1$Linux_X86_64 LibreOffice_project/60$Build-1</meta:generator>
    <meta:document-statistic meta:table-count="1" meta:cell-count="26" meta:object-count="0"/>
  </office:meta>
</office:document-meta>
</file>